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789" officeooo:paragraph-rsid="000fa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ha: bancodedados123</text:p>
      <text:p text:style-name="P1"/>
      <text:p text:style-name="P1">2926292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1:23:15.173213105</meta:creation-date>
    <dc:date>2023-07-07T21:23:55.424886880</dc:date>
    <meta:editing-duration>PT40S</meta:editing-duration>
    <meta:editing-cycles>1</meta:editing-cycles>
    <meta:document-statistic meta:table-count="0" meta:image-count="0" meta:object-count="0" meta:page-count="1" meta:paragraph-count="2" meta:word-count="3" meta:character-count="30" meta:non-whitespace-character-count="29"/>
    <meta:generator>LibreOffice/7.3.7.2$Linux_X86_64 LibreOffice_project/30$Build-2</meta:generator>
  </office:meta>
</office:document-meta>
</file>